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56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2"/>
        <table:table-column table:style-name="co7" table:number-columns-repeated="2" table:default-cell-style-name="ce27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6"/>
          <table:table-cell table:style-name="ce1" office:value-type="string" calcext:value-type="string" table:number-columns-spanned="1" table:number-rows-spanned="2">
            <text:p>Best</text:p>
            <text:p>RTT</text:p>
          </table:table-cell>
          <table:table-cell table:style-name="ce1"/>
          <table:table-cell table:style-name="Default" table:number-columns-repeated="4"/>
          <table:table-cell table:style-name="ce22" table:number-columns-repeated="2"/>
        </table:table-row>
        <table:table-row table:style-name="ro1">
          <table:covered-table-cell table:style-name="ce2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QO</text:p>
          </table:table-cell>
          <table:table-cell table:style-name="ce2" office:value-type="string" calcext:value-type="string">
            <text:p>SAB</text:p>
          </table:table-cell>
          <table:table-cell table:style-name="ce2" office:value-type="string" calcext:value-type="string">
            <text:p>Both</text:p>
          </table:table-cell>
          <table:covered-table-cell table:style-name="ce2"/>
          <table:table-cell table:style-name="Default" table:number-columns-repeated="4"/>
          <table:table-cell table:style-name="ce22" table:number-columns-repeated="2"/>
          <table:table-cell/>
        </table:table-row>
        <table:table-row table:style-name="ro1">
          <table:table-cell table:style-name="ce22" office:value-type="string" calcext:value-type="string">
            <text:p>SVR</text:p>
          </table:table-cell>
          <table:table-cell table:style-name="ce23" office:value-type="float" office:value="192.685714285714" calcext:value-type="float">
            <text:p>192.686</text:p>
          </table:table-cell>
          <table:table-cell table:style-name="ce24" office:value-type="float" office:value="229.622857142857" calcext:value-type="float">
            <text:p>229.623</text:p>
          </table:table-cell>
          <table:table-cell table:style-name="ce24" office:value-type="float" office:value="200.188571428571" calcext:value-type="float">
            <text:p>200.189</text:p>
          </table:table-cell>
          <table:table-cell table:style-name="ce25" office:value-type="float" office:value="185.965714285714" calcext:value-type="float">
            <text:p>185.966</text:p>
          </table:table-cell>
          <table:table-cell table:style-name="ce24" table:formula="of:=MIN([.B3:.E3])" office:value-type="float" office:value="185.965714285714" calcext:value-type="float">
            <text:p>185.966</text:p>
          </table:table-cell>
          <table:table-cell table:style-name="ce26"/>
          <table:table-cell table:style-name="Default" table:number-columns-repeated="3"/>
          <table:table-cell table:style-name="ce24"/>
          <table:table-cell table:style-name="ce22"/>
          <table:table-cell/>
        </table:table-row>
        <table:table-row table:style-name="ro1">
          <table:table-cell table:style-name="ce22" office:value-type="string" calcext:value-type="string">
            <text:p>MLP</text:p>
          </table:table-cell>
          <table:table-cell table:style-name="ce23" office:value-type="float" office:value="402.222857142857" calcext:value-type="float">
            <text:p>402.223</text:p>
          </table:table-cell>
          <table:table-cell table:style-name="ce24" office:value-type="float" office:value="366.771428571429" calcext:value-type="float">
            <text:p>366.771</text:p>
          </table:table-cell>
          <table:table-cell table:style-name="ce24" office:value-type="float" office:value="216.36" calcext:value-type="float">
            <text:p>216.360</text:p>
          </table:table-cell>
          <table:table-cell table:style-name="ce25" office:value-type="float" office:value="165.628571428571" calcext:value-type="float">
            <text:p>165.629</text:p>
          </table:table-cell>
          <table:table-cell table:style-name="ce25" table:formula="of:=MIN([.B4:.E4])" office:value-type="float" office:value="165.628571428571" calcext:value-type="float">
            <text:p>165.629</text:p>
          </table:table-cell>
          <table:table-cell table:style-name="ce2" office:value-type="string" calcext:value-type="string">
            <text:p>Best ML-Adapt result</text:p>
          </table:table-cell>
          <table:table-cell table:style-name="Default" table:number-columns-repeated="3"/>
          <table:table-cell table:style-name="ce24"/>
          <table:table-cell table:style-name="Default"/>
          <table:table-cell/>
        </table:table-row>
        <table:table-row table:style-name="ro1">
          <table:table-cell table:style-name="ce22" office:value-type="string" calcext:value-type="string">
            <text:p>RF</text:p>
          </table:table-cell>
          <table:table-cell table:style-name="ce24" office:value-type="float" office:value="926.068571428571" calcext:value-type="float">
            <text:p>926.069</text:p>
          </table:table-cell>
          <table:table-cell table:style-name="ce24" office:value-type="float" office:value="1014.70857142857" calcext:value-type="float">
            <text:p>1014.709</text:p>
          </table:table-cell>
          <table:table-cell table:style-name="ce25" office:value-type="float" office:value="774.48" calcext:value-type="float">
            <text:p>774.480</text:p>
          </table:table-cell>
          <table:table-cell table:style-name="ce24" office:value-type="float" office:value="939.582857142857" calcext:value-type="float">
            <text:p>939.583</text:p>
          </table:table-cell>
          <table:table-cell table:style-name="ce24" table:formula="of:=MIN([.B5:.E5])" office:value-type="float" office:value="774.48" calcext:value-type="float">
            <text:p>774.480</text:p>
          </table:table-cell>
          <table:table-cell table:style-name="Default" table:number-columns-repeated="4"/>
          <table:table-cell table:style-name="ce22"/>
          <table:table-cell table:style-name="Default"/>
          <table:table-cell/>
        </table:table-row>
        <table:table-row table:style-name="ro1">
          <table:table-cell table:style-name="ce22" office:value-type="string" calcext:value-type="string">
            <text:p>XGBoost</text:p>
          </table:table-cell>
          <table:table-cell table:style-name="ce24" office:value-type="float" office:value="1051.65142857143" calcext:value-type="float">
            <text:p>1051.651</text:p>
          </table:table-cell>
          <table:table-cell table:style-name="ce24" office:value-type="float" office:value="872.685714285714" calcext:value-type="float">
            <text:p>872.686</text:p>
          </table:table-cell>
          <table:table-cell table:style-name="ce25" office:value-type="float" office:value="837.291428571429" calcext:value-type="float">
            <text:p>837.291</text:p>
          </table:table-cell>
          <table:table-cell table:style-name="ce23" office:value-type="float" office:value="938.114285714286" calcext:value-type="float">
            <text:p>938.114</text:p>
          </table:table-cell>
          <table:table-cell table:style-name="ce25" table:formula="of:=MIN([.B6:.E6])" office:value-type="float" office:value="837.291428571429" calcext:value-type="float">
            <text:p>837.291</text:p>
          </table:table-cell>
          <table:table-cell table:style-name="ce2" office:value-type="string" calcext:value-type="string">
            <text:p>Worst ML-Adapt result</text:p>
          </table:table-cell>
          <table:table-cell table:style-name="Default" table:number-columns-repeated="3"/>
          <table:table-cell table:style-name="ce22" table:number-columns-repeated="3"/>
        </table:table-row>
        <table:table-row table:style-name="ro1">
          <table:table-cell table:style-name="ce22" office:value-type="string" calcext:value-type="string">
            <text:p>HPA</text:p>
          </table:table-cell>
          <table:table-cell table:style-name="ce25" office:value-type="float" office:value="192.085714285714" calcext:value-type="float">
            <text:p>192.086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3" table:formula="of:=MIN([.B7:.E7])" office:value-type="float" office:value="192.085714285714" calcext:value-type="float">
            <text:p>192.086</text:p>
          </table:table-cell>
          <table:table-cell table:style-name="Default" table:number-columns-repeated="4"/>
          <table:table-cell table:style-name="ce22" table:number-columns-repeated="3"/>
        </table:table-row>
        <table:table-row table:style-name="ro1">
          <table:table-cell table:style-name="ce22" office:value-type="string" calcext:value-type="string">
            <text:p>Base</text:p>
          </table:table-cell>
          <table:table-cell table:style-name="ce25" office:value-type="float" office:value="1083.46285714286" calcext:value-type="float">
            <text:p>1083.463</text:p>
          </table:table-cell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3" table:formula="of:=MIN([.B8:.E8])" office:value-type="float" office:value="1083.46285714286" calcext:value-type="float">
            <text:p>1083.463</text:p>
          </table:table-cell>
          <table:table-cell table:style-name="Default" table:number-columns-repeated="4"/>
          <table:table-cell table:style-name="ce22" table:number-columns-repeated="3"/>
        </table:table-row>
        <table:table-row table:style-name="ro1">
          <table:table-cell table:number-columns-repeated="7"/>
          <table:table-cell table:style-name="ce22" table:number-columns-repeated="2"/>
          <table:table-cell/>
          <table:table-cell table:style-name="ce22"/>
          <table:table-cell table:style-name="Default"/>
          <table:table-cell/>
        </table:table-row>
        <table:table-row table:style-name="ro1">
          <table:table-cell table:number-columns-repeated="10"/>
          <table:table-cell table:style-name="Default" table:number-columns-repeated="2"/>
          <table:table-cell/>
        </table:table-row>
        <table:table-row table:style-name="ro1">
          <table:table-cell table:number-columns-repeated="12"/>
          <table:table-cell table:style-name="ce22"/>
        </table:table-row>
        <table:table-row table:style-name="ro1">
          <table:table-cell table:number-columns-repeated="7"/>
          <table:table-cell table:style-name="ce22" table:number-columns-repeated="2"/>
          <table:table-cell table:number-columns-repeated="3"/>
          <table:table-cell table:style-name="ce22"/>
        </table:table-row>
        <table:table-row table:style-name="ro1">
          <table:table-cell table:number-columns-repeated="5"/>
          <table:table-cell table:style-name="ce27"/>
          <table:table-cell table:number-columns-repeated="6"/>
          <table:table-cell table:style-name="ce22"/>
        </table:table-row>
        <table:table-row table:style-name="ro1">
          <table:table-cell table:number-columns-repeated="5"/>
          <table:table-cell table:style-name="ce2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22"/>
          <table:table-cell table:number-columns-repeated="4"/>
          <table:table-cell table:style-name="ce22" table:number-columns-repeated="3"/>
        </table:table-row>
        <table:table-row table:style-name="ro1">
          <table:table-cell table:number-columns-repeated="2"/>
          <table:table-cell table:style-name="ce22" table:number-columns-repeated="4"/>
          <table:table-cell/>
          <table:table-cell table:style-name="ce22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2" table:number-columns-repeated="4"/>
          <table:table-cell table:number-columns-repeated="6"/>
          <table:table-cell table:style-name="ce22"/>
        </table:table-row>
        <table:table-row table:style-name="ro1">
          <table:table-cell table:number-columns-repeated="2"/>
          <table:table-cell table:style-name="ce22" table:number-columns-repeated="5"/>
          <table:table-cell table:number-columns-repeated="5"/>
          <table:table-cell table:style-name="ce22"/>
        </table:table-row>
        <table:table-row table:style-name="ro1">
          <table:table-cell table:number-columns-repeated="6"/>
          <table:table-cell table:style-name="ce22"/>
          <table:table-cell table:number-columns-repeated="5"/>
          <table:table-cell table:style-name="ce22"/>
        </table:table-row>
        <table:table-row table:style-name="ro1">
          <table:table-cell table:number-columns-repeated="7"/>
          <table:table-cell table:style-name="ce22"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10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4"/>
        </table:table-row>
      </table:table>
      <table:table table:name="R2" table:style-name="ta1">
        <table:table-column table:style-name="co1" table:default-cell-style-name="ce22"/>
        <table:table-column table:style-name="co3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3" table:default-cell-style-name="ce24"/>
        <table:table-column table:style-name="co4" table:default-cell-style-name="ce22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6"/>
          <table:table-cell table:style-name="ce1" office:value-type="string" calcext:value-type="string" table:number-columns-spanned="1" table:number-rows-spanned="2">
            <text:p>Best</text:p>
            <text:p>RTT</text:p>
          </table:table-cell>
          <table:table-cell table:style-name="Default"/>
        </table:table-row>
        <table:table-row table:style-name="ro1">
          <table:covered-table-cell table:style-name="ce2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QO</text:p>
          </table:table-cell>
          <table:table-cell table:style-name="ce2" office:value-type="string" calcext:value-type="string">
            <text:p>SAB</text:p>
          </table:table-cell>
          <table:table-cell table:style-name="ce2" office:value-type="string" calcext:value-type="string">
            <text:p>Both</text:p>
          </table:table-cell>
          <table:covered-table-cell table:style-name="ce2"/>
          <table:table-cell table:style-name="Default"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151.154285714286" calcext:value-type="float">
            <text:p>151.154</text:p>
          </table:table-cell>
          <table:table-cell office:value-type="float" office:value="228.08" calcext:value-type="float">
            <text:p>228.080</text:p>
          </table:table-cell>
          <table:table-cell table:style-name="ce25" office:value-type="float" office:value="138.874285714286" calcext:value-type="float">
            <text:p>138.874</text:p>
          </table:table-cell>
          <table:table-cell office:value-type="float" office:value="169" calcext:value-type="float">
            <text:p>169.000</text:p>
          </table:table-cell>
          <table:table-cell table:style-name="ce25" table:formula="of:=[.D3]" office:value-type="float" office:value="138.874285714286" calcext:value-type="float">
            <text:p>138.874</text:p>
          </table:table-cell>
          <table:table-cell table:style-name="ce2" office:value-type="string" calcext:value-type="string">
            <text:p>Best ML-Adapt result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301.131428571429" calcext:value-type="float">
            <text:p>301.131</text:p>
          </table:table-cell>
          <table:table-cell office:value-type="float" office:value="295.148571428571" calcext:value-type="float">
            <text:p>295.149</text:p>
          </table:table-cell>
          <table:table-cell office:value-type="float" office:value="188.611428571429" calcext:value-type="float">
            <text:p>188.611</text:p>
          </table:table-cell>
          <table:table-cell table:style-name="ce25" office:value-type="float" office:value="166.04" calcext:value-type="float">
            <text:p>166.040</text:p>
          </table:table-cell>
          <table:table-cell table:style-name="ce23" table:formula="of:=[.E4]" office:value-type="float" office:value="166.04" calcext:value-type="float">
            <text:p>166.040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table:style-name="ce25" office:value-type="float" office:value="748.371428571429" calcext:value-type="float">
            <text:p>748.371</text:p>
          </table:table-cell>
          <table:table-cell office:value-type="float" office:value="1059.15428571429" calcext:value-type="float">
            <text:p>1059.154</text:p>
          </table:table-cell>
          <table:table-cell office:value-type="float" office:value="942.588571428571" calcext:value-type="float">
            <text:p>942.589</text:p>
          </table:table-cell>
          <table:table-cell office:value-type="float" office:value="946.405714285714" calcext:value-type="float">
            <text:p>946.406</text:p>
          </table:table-cell>
          <table:table-cell table:formula="of:=[.B5]" office:value-type="float" office:value="748.371428571429" calcext:value-type="float">
            <text:p>748.371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871.422857142857" calcext:value-type="float">
            <text:p>871.423</text:p>
          </table:table-cell>
          <table:table-cell table:style-name="ce25" office:value-type="float" office:value="859.668571428571" calcext:value-type="float">
            <text:p>859.669</text:p>
          </table:table-cell>
          <table:table-cell office:value-type="float" office:value="868.691428571429" calcext:value-type="float">
            <text:p>868.691</text:p>
          </table:table-cell>
          <table:table-cell office:value-type="float" office:value="1160.68" calcext:value-type="float">
            <text:p>1160.680</text:p>
          </table:table-cell>
          <table:table-cell table:style-name="ce25" table:formula="of:=[.C6]" office:value-type="float" office:value="859.668571428571" calcext:value-type="float">
            <text:p>859.669</text:p>
          </table:table-cell>
          <table:table-cell table:style-name="ce2" office:value-type="string" calcext:value-type="string">
            <text:p>Worst ML-Adapt result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table:style-name="ce25" office:value-type="float" office:value="144.171428571429" calcext:value-type="float">
            <text:p>144.171</text:p>
          </table:table-cell>
          <table:table-cell table:number-columns-repeated="3" office:value-type="string" calcext:value-type="string">
            <text:p>-</text:p>
          </table:table-cell>
          <table:table-cell table:formula="of:=[.B7]" office:value-type="float" office:value="144.171428571429" calcext:value-type="float">
            <text:p>144.171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table:style-name="ce25" office:value-type="float" office:value="817.417142857143" calcext:value-type="float">
            <text:p>817.417</text:p>
          </table:table-cell>
          <table:table-cell table:number-columns-repeated="3" office:value-type="string" calcext:value-type="string">
            <text:p>-</text:p>
          </table:table-cell>
          <table:table-cell table:formula="of:=[.B8]" office:value-type="float" office:value="817.417142857143" calcext:value-type="float">
            <text:p>817.417</text:p>
          </table:table-cell>
          <table:table-cell/>
        </table:table-row>
      </table:table>
      <table:table table:name="High" table:style-name="ta1">
        <table:table-column table:style-name="co1" table:default-cell-style-name="ce22"/>
        <table:table-column table:style-name="co2" table:number-columns-repeated="4" table:default-cell-style-name="ce24"/>
        <table:table-column table:style-name="co7" table:default-cell-style-name="ce24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6"/>
          <table:table-cell table:style-name="ce1" office:value-type="string" calcext:value-type="string" table:number-columns-spanned="1" table:number-rows-spanned="2">
            <text:p>Best</text:p>
            <text:p>RTT</text:p>
          </table:table-cell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QO</text:p>
          </table:table-cell>
          <table:table-cell table:style-name="ce2" office:value-type="string" calcext:value-type="string">
            <text:p>SAB</text:p>
          </table:table-cell>
          <table:table-cell table:style-name="ce2" office:value-type="string" calcext:value-type="string">
            <text:p>Both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258.577142857143" calcext:value-type="float">
            <text:p>258.577</text:p>
          </table:table-cell>
          <table:table-cell office:value-type="float" office:value="235.04" calcext:value-type="float">
            <text:p>235.040</text:p>
          </table:table-cell>
          <table:table-cell office:value-type="float" office:value="268.068571428571" calcext:value-type="float">
            <text:p>268.069</text:p>
          </table:table-cell>
          <table:table-cell table:style-name="ce25" office:value-type="float" office:value="220.788571428571" calcext:value-type="float">
            <text:p>220.789</text:p>
          </table:table-cell>
          <table:table-cell table:style-name="ce25" table:formula="of:=MIN([.B3:.E3])" office:value-type="float" office:value="220.788571428571" calcext:value-type="float">
            <text:p>220.789</text:p>
          </table:table-cell>
          <table:table-cell table:style-name="ce2" office:value-type="string" calcext:value-type="string">
            <text:p>Best ML-Adapt result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766.794285714286" calcext:value-type="float">
            <text:p>766.794</text:p>
          </table:table-cell>
          <table:table-cell office:value-type="float" office:value="774.874285714286" calcext:value-type="float">
            <text:p>774.874</text:p>
          </table:table-cell>
          <table:table-cell table:style-name="ce25" office:value-type="float" office:value="431.434285714286" calcext:value-type="float">
            <text:p>431.434</text:p>
          </table:table-cell>
          <table:table-cell office:value-type="float" office:value="483.291428571429" calcext:value-type="float">
            <text:p>483.291</text:p>
          </table:table-cell>
          <table:table-cell table:formula="of:=MIN([.B4:.E4])" office:value-type="float" office:value="431.434285714286" calcext:value-type="float">
            <text:p>431.434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625.58285714286" calcext:value-type="float">
            <text:p>1625.583</text:p>
          </table:table-cell>
          <table:table-cell office:value-type="float" office:value="1879.85714285714" calcext:value-type="float">
            <text:p>1879.857</text:p>
          </table:table-cell>
          <table:table-cell office:value-type="float" office:value="1711.81142857143" calcext:value-type="float">
            <text:p>1711.811</text:p>
          </table:table-cell>
          <table:table-cell table:style-name="ce25" office:value-type="float" office:value="1600.90285714286" calcext:value-type="float">
            <text:p>1600.903</text:p>
          </table:table-cell>
          <table:table-cell table:formula="of:=MIN([.B5:.E5])" office:value-type="float" office:value="1600.90285714286" calcext:value-type="float">
            <text:p>1600.903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1719.01142857143" calcext:value-type="float">
            <text:p>1719.011</text:p>
          </table:table-cell>
          <table:table-cell table:style-name="ce25" office:value-type="float" office:value="1634.79428571429" calcext:value-type="float">
            <text:p>1634.794</text:p>
          </table:table-cell>
          <table:table-cell office:value-type="float" office:value="1758.26285714286" calcext:value-type="float">
            <text:p>1758.263</text:p>
          </table:table-cell>
          <table:table-cell office:value-type="float" office:value="1993.41714285714" calcext:value-type="float">
            <text:p>1993.417</text:p>
          </table:table-cell>
          <table:table-cell table:style-name="ce25" table:formula="of:=MIN([.B6:.E6])" office:value-type="float" office:value="1634.79428571429" calcext:value-type="float">
            <text:p>1634.794</text:p>
          </table:table-cell>
          <table:table-cell table:style-name="ce2" office:value-type="string" calcext:value-type="string">
            <text:p>Worst ML-Adapt result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table:style-name="ce25" office:value-type="float" office:value="546.297142857143" calcext:value-type="float">
            <text:p>546.297</text:p>
          </table:table-cell>
          <table:table-cell table:number-columns-repeated="3" office:value-type="string" calcext:value-type="string">
            <text:p>-</text:p>
          </table:table-cell>
          <table:table-cell table:formula="of:=MIN([.B7:.E7])" office:value-type="float" office:value="546.297142857143" calcext:value-type="float">
            <text:p>546.297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table:style-name="ce25" office:value-type="float" office:value="1723.10857142857" calcext:value-type="float">
            <text:p>1723.109</text:p>
          </table:table-cell>
          <table:table-cell table:number-columns-repeated="3" office:value-type="string" calcext:value-type="string">
            <text:p>-</text:p>
          </table:table-cell>
          <table:table-cell table:formula="of:=MIN([.B8:.E8])" office:value-type="float" office:value="1723.10857142857" calcext:value-type="float">
            <text:p>1723.109</text:p>
          </table:table-cell>
          <table:table-cell/>
        </table:table-row>
      </table:table>
      <table:table table:name="Medium" table:style-name="ta1">
        <table:table-column table:style-name="co1" table:default-cell-style-name="ce22"/>
        <table:table-column table:style-name="co2" table:default-cell-style-name="ce25"/>
        <table:table-column table:style-name="co2" table:default-cell-style-name="ce24"/>
        <table:table-column table:style-name="co3" table:number-columns-repeated="2" table:default-cell-style-name="ce24"/>
        <table:table-column table:style-name="co8" table:default-cell-style-name="ce24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6"/>
          <table:table-cell table:style-name="ce1" office:value-type="string" calcext:value-type="string" table:number-columns-spanned="1" table:number-rows-spanned="2">
            <text:p>Best</text:p>
            <text:p>RTT</text:p>
          </table:table-cell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QO</text:p>
          </table:table-cell>
          <table:table-cell table:style-name="ce2" office:value-type="string" calcext:value-type="string">
            <text:p>SAB</text:p>
          </table:table-cell>
          <table:table-cell table:style-name="ce2" office:value-type="string" calcext:value-type="string">
            <text:p>Both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146.914285714286" calcext:value-type="float">
            <text:p>146.914</text:p>
          </table:table-cell>
          <table:table-cell office:value-type="float" office:value="198.702857142857" calcext:value-type="float">
            <text:p>198.703</text:p>
          </table:table-cell>
          <table:table-cell office:value-type="float" office:value="201.451428571429" calcext:value-type="float">
            <text:p>201.451</text:p>
          </table:table-cell>
          <table:table-cell office:value-type="float" office:value="199.84" calcext:value-type="float">
            <text:p>199.840</text:p>
          </table:table-cell>
          <table:table-cell table:style-name="ce25" table:formula="of:=MIN([.B3:.E3])" office:value-type="float" office:value="146.914285714286" calcext:value-type="float">
            <text:p>146.914</text:p>
          </table:table-cell>
          <table:table-cell table:style-name="ce2" office:value-type="string" calcext:value-type="string">
            <text:p>Best ML-Adapt result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4" office:value-type="float" office:value="493.64" calcext:value-type="float">
            <text:p>493.640</text:p>
          </table:table-cell>
          <table:table-cell office:value-type="float" office:value="337.291428571429" calcext:value-type="float">
            <text:p>337.291</text:p>
          </table:table-cell>
          <table:table-cell office:value-type="float" office:value="379.205714285714" calcext:value-type="float">
            <text:p>379.206</text:p>
          </table:table-cell>
          <table:table-cell table:style-name="ce25" office:value-type="float" office:value="309.417142857143" calcext:value-type="float">
            <text:p>309.417</text:p>
          </table:table-cell>
          <table:table-cell table:formula="of:=MIN([.B4:.E4])" office:value-type="float" office:value="309.417142857143" calcext:value-type="float">
            <text:p>309.417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table:style-name="ce24" office:value-type="float" office:value="869.057142857143" calcext:value-type="float">
            <text:p>869.057</text:p>
          </table:table-cell>
          <table:table-cell office:value-type="float" office:value="909.788571428572" calcext:value-type="float">
            <text:p>909.789</text:p>
          </table:table-cell>
          <table:table-cell table:style-name="ce25" office:value-type="float" office:value="728.622857142857" calcext:value-type="float">
            <text:p>728.623</text:p>
          </table:table-cell>
          <table:table-cell office:value-type="float" office:value="952.508571428571" calcext:value-type="float">
            <text:p>952.509</text:p>
          </table:table-cell>
          <table:table-cell table:formula="of:=MIN([.B5:.E5])" office:value-type="float" office:value="728.622857142857" calcext:value-type="float">
            <text:p>728.623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table:style-name="ce24" office:value-type="float" office:value="1282.32" calcext:value-type="float">
            <text:p>1282.320</text:p>
          </table:table-cell>
          <table:table-cell office:value-type="float" office:value="1230.06285714286" calcext:value-type="float">
            <text:p>1230.063</text:p>
          </table:table-cell>
          <table:table-cell office:value-type="float" office:value="992.348571428571" calcext:value-type="float">
            <text:p>992.349</text:p>
          </table:table-cell>
          <table:table-cell table:style-name="ce25" office:value-type="float" office:value="938.257142857143" calcext:value-type="float">
            <text:p>938.257</text:p>
          </table:table-cell>
          <table:table-cell table:style-name="ce25" table:formula="of:=MIN([.B6:.E6])" office:value-type="float" office:value="938.257142857143" calcext:value-type="float">
            <text:p>938.257</text:p>
          </table:table-cell>
          <table:table-cell table:style-name="ce2" office:value-type="string" calcext:value-type="string">
            <text:p>Worst ML-Adapt result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328.634285714286" calcext:value-type="float">
            <text:p>328.634</text:p>
          </table:table-cell>
          <table:table-cell table:number-columns-repeated="3" office:value-type="string" calcext:value-type="string">
            <text:p>-</text:p>
          </table:table-cell>
          <table:table-cell table:formula="of:=MIN([.B7:.E7])" office:value-type="float" office:value="328.634285714286" calcext:value-type="float">
            <text:p>328.634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164.73142857143" calcext:value-type="float">
            <text:p>1164.731</text:p>
          </table:table-cell>
          <table:table-cell table:number-columns-repeated="3" office:value-type="string" calcext:value-type="string">
            <text:p>-</text:p>
          </table:table-cell>
          <table:table-cell table:formula="of:=MIN([.B8:.E8])" office:value-type="float" office:value="1164.73142857143" calcext:value-type="float">
            <text:p>1164.731</text:p>
          </table:table-cell>
          <table:table-cell/>
        </table:table-row>
      </table:table>
      <table:table table:name="Low" table:style-name="ta1">
        <table:table-column table:style-name="co1" table:default-cell-style-name="ce22"/>
        <table:table-column table:style-name="co3" table:default-cell-style-name="ce25"/>
        <table:table-column table:style-name="co3" table:number-columns-repeated="4" table:default-cell-style-name="ce24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6"/>
          <table:table-cell table:style-name="ce1" office:value-type="string" calcext:value-type="string" table:number-columns-spanned="1" table:number-rows-spanned="2">
            <text:p>Best</text:p>
            <text:p>RTT</text:p>
          </table:table-cell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QO</text:p>
          </table:table-cell>
          <table:table-cell table:style-name="ce2" office:value-type="string" calcext:value-type="string">
            <text:p>SAB</text:p>
          </table:table-cell>
          <table:table-cell table:style-name="ce2" office:value-type="string" calcext:value-type="string">
            <text:p>Both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114.874285714286" calcext:value-type="float">
            <text:p>114.874</text:p>
          </table:table-cell>
          <table:table-cell office:value-type="float" office:value="131.937142857143" calcext:value-type="float">
            <text:p>131.937</text:p>
          </table:table-cell>
          <table:table-cell office:value-type="float" office:value="135.354285714286" calcext:value-type="float">
            <text:p>135.354</text:p>
          </table:table-cell>
          <table:table-cell office:value-type="float" office:value="145.782857142857" calcext:value-type="float">
            <text:p>145.783</text:p>
          </table:table-cell>
          <table:table-cell table:style-name="ce25" table:formula="of:=MIN([.B3:.E3])" office:value-type="float" office:value="114.874285714286" calcext:value-type="float">
            <text:p>114.874</text:p>
          </table:table-cell>
          <table:table-cell table:style-name="ce2" office:value-type="string" calcext:value-type="string">
            <text:p>Best ML-Adapt result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4" office:value-type="float" office:value="268.251428571429" calcext:value-type="float">
            <text:p>268.251</text:p>
          </table:table-cell>
          <table:table-cell table:style-name="ce25" office:value-type="float" office:value="192.342857142857" calcext:value-type="float">
            <text:p>192.343</text:p>
          </table:table-cell>
          <table:table-cell office:value-type="float" office:value="221.554285714286" calcext:value-type="float">
            <text:p>221.554</text:p>
          </table:table-cell>
          <table:table-cell office:value-type="float" office:value="211.005714285714" calcext:value-type="float">
            <text:p>211.006</text:p>
          </table:table-cell>
          <table:table-cell table:formula="of:=MIN([.B4:.E4])" office:value-type="float" office:value="192.342857142857" calcext:value-type="float">
            <text:p>192.343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390.685714285714" calcext:value-type="float">
            <text:p>390.686</text:p>
          </table:table-cell>
          <table:table-cell office:value-type="float" office:value="445.811428571429" calcext:value-type="float">
            <text:p>445.811</text:p>
          </table:table-cell>
          <table:table-cell office:value-type="float" office:value="458.88" calcext:value-type="float">
            <text:p>458.880</text:p>
          </table:table-cell>
          <table:table-cell office:value-type="float" office:value="417.348571428571" calcext:value-type="float">
            <text:p>417.349</text:p>
          </table:table-cell>
          <table:table-cell table:formula="of:=MIN([.B5:.E5])" office:value-type="float" office:value="390.685714285714" calcext:value-type="float">
            <text:p>390.686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26.594285714286" calcext:value-type="float">
            <text:p>426.594</text:p>
          </table:table-cell>
          <table:table-cell office:value-type="float" office:value="466.051428571429" calcext:value-type="float">
            <text:p>466.051</text:p>
          </table:table-cell>
          <table:table-cell office:value-type="float" office:value="520.525714285714" calcext:value-type="float">
            <text:p>520.526</text:p>
          </table:table-cell>
          <table:table-cell office:value-type="float" office:value="539.177142857143" calcext:value-type="float">
            <text:p>539.177</text:p>
          </table:table-cell>
          <table:table-cell table:style-name="ce25" table:formula="of:=MIN([.B6:.E6])" office:value-type="float" office:value="426.594285714286" calcext:value-type="float">
            <text:p>426.594</text:p>
          </table:table-cell>
          <table:table-cell table:style-name="ce2" office:value-type="string" calcext:value-type="string">
            <text:p>Worst ML-Adapt result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205.114285714286" calcext:value-type="float">
            <text:p>205.114</text:p>
          </table:table-cell>
          <table:table-cell table:number-columns-repeated="3" office:value-type="string" calcext:value-type="string">
            <text:p>-</text:p>
          </table:table-cell>
          <table:table-cell table:formula="of:=MIN([.B7:.E7])" office:value-type="float" office:value="205.114285714286" calcext:value-type="float">
            <text:p>205.114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80.628571428571" calcext:value-type="float">
            <text:p>580.629</text:p>
          </table:table-cell>
          <table:table-cell table:number-columns-repeated="3" office:value-type="string" calcext:value-type="string">
            <text:p>-</text:p>
          </table:table-cell>
          <table:table-cell table:formula="of:=MIN([.B8:.E8])" office:value-type="float" office:value="580.628571428571" calcext:value-type="float">
            <text:p>580.629</text:p>
          </table:table-cell>
          <table:table-cell/>
        </table:table-row>
      </table:table>
      <table:table table:name="All results by workload" table:style-name="ta1">
        <table:table-column table:style-name="co9" table:default-cell-style-name="ce22"/>
        <table:table-column table:style-name="co3" table:default-cell-style-name="ce24"/>
        <table:table-column table:style-name="co3" table:default-cell-style-name="ce23"/>
        <table:table-column table:style-name="co2" table:default-cell-style-name="ce23"/>
        <table:table-column table:style-name="co10" table:default-cell-style-name="ce25"/>
        <table:table-column table:style-name="co3" table:default-cell-style-name="ce23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Workload</text:p>
          </table:table-cell>
          <table:table-cell table:style-name="ce1" office:value-type="string" calcext:value-type="string" table:number-columns-spanned="6" table:number-rows-spanned="1">
            <text:p>Configurations</text:p>
          </table:table-cell>
          <table:covered-table-cell table:number-columns-repeated="5" table:style-name="ce26"/>
          <table:table-cell table:style-name="ce22"/>
          <table:table-cell table:number-columns-repeated="5"/>
        </table:table-row>
        <table:table-row table:style-name="ro1">
          <table:covered-table-cell table:style-name="ce2"/>
          <table:table-cell table:style-name="ce2" office:value-type="string" calcext:value-type="string">
            <text:p>SVR</text:p>
          </table:table-cell>
          <table:table-cell table:style-name="ce2" office:value-type="string" calcext:value-type="string">
            <text:p>MLP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string" calcext:value-type="string">
            <text:p>HPA</text:p>
          </table:table-cell>
          <table:table-cell table:style-name="ce2" office:value-type="string" calcext:value-type="string">
            <text:p>Base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formula="of:=[$R1.F3]" office:value-type="float" office:value="185.965714285714" calcext:value-type="float">
            <text:p>185.966</text:p>
          </table:table-cell>
          <table:table-cell table:style-name="ce25" table:formula="of:=[$R1.F4]" office:value-type="float" office:value="165.628571428571" calcext:value-type="float">
            <text:p>165.629</text:p>
          </table:table-cell>
          <table:table-cell table:style-name="ce24" table:formula="of:=[$R1.F5]" office:value-type="float" office:value="774.48" calcext:value-type="float">
            <text:p>774.480</text:p>
          </table:table-cell>
          <table:table-cell table:formula="of:=[$R1.F6]" office:value-type="float" office:value="837.291428571429" calcext:value-type="float">
            <text:p>837.291</text:p>
          </table:table-cell>
          <table:table-cell table:formula="of:=[$R1.F7]" office:value-type="float" office:value="192.085714285714" calcext:value-type="float">
            <text:p>192.086</text:p>
          </table:table-cell>
          <table:table-cell table:style-name="ce23" table:formula="of:=[$R1.F8]" office:value-type="float" office:value="1083.46285714286" calcext:value-type="float">
            <text:p>1083.463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5" table:formula="of:=[$R2.F3]" office:value-type="float" office:value="138.874285714286" calcext:value-type="float">
            <text:p>138.874</text:p>
          </table:table-cell>
          <table:table-cell table:formula="of:=[$R2.F4]" office:value-type="float" office:value="166.04" calcext:value-type="float">
            <text:p>166.040</text:p>
          </table:table-cell>
          <table:table-cell table:formula="of:=[$R2.F5]" office:value-type="float" office:value="748.371428571429" calcext:value-type="float">
            <text:p>748.371</text:p>
          </table:table-cell>
          <table:table-cell table:formula="of:=[$R2.F6]" office:value-type="float" office:value="859.668571428571" calcext:value-type="float">
            <text:p>859.669</text:p>
          </table:table-cell>
          <table:table-cell table:formula="of:=[$R2.F7]" office:value-type="float" office:value="144.171428571429" calcext:value-type="float">
            <text:p>144.171</text:p>
          </table:table-cell>
          <table:table-cell table:style-name="ce23" table:formula="of:=[$R2.F8]" office:value-type="float" office:value="817.417142857143" calcext:value-type="float">
            <text:p>817.417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High</text:p>
          </table:table-cell>
          <table:table-cell table:style-name="ce25" table:formula="of:=[$High.F3]" office:value-type="float" office:value="220.788571428571" calcext:value-type="float">
            <text:p>220.789</text:p>
          </table:table-cell>
          <table:table-cell table:formula="of:=[$High.F4]" office:value-type="float" office:value="431.434285714286" calcext:value-type="float">
            <text:p>431.434</text:p>
          </table:table-cell>
          <table:table-cell table:formula="of:=[$High.F5]" office:value-type="float" office:value="1600.90285714286" calcext:value-type="float">
            <text:p>1600.903</text:p>
          </table:table-cell>
          <table:table-cell table:formula="of:=[$High.F6]" office:value-type="float" office:value="1634.79428571429" calcext:value-type="float">
            <text:p>1634.794</text:p>
          </table:table-cell>
          <table:table-cell table:formula="of:=[$High.F7]" office:value-type="float" office:value="546.297142857143" calcext:value-type="float">
            <text:p>546.297</text:p>
          </table:table-cell>
          <table:table-cell table:style-name="ce23" table:formula="of:=[$High.F8]" office:value-type="float" office:value="1723.10857142857" calcext:value-type="float">
            <text:p>1723.109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Medium</text:p>
          </table:table-cell>
          <table:table-cell table:style-name="ce25" table:formula="of:=[$Medium.F3]" office:value-type="float" office:value="146.914285714286" calcext:value-type="float">
            <text:p>146.914</text:p>
          </table:table-cell>
          <table:table-cell table:formula="of:=[$Medium.F4]" office:value-type="float" office:value="309.417142857143" calcext:value-type="float">
            <text:p>309.417</text:p>
          </table:table-cell>
          <table:table-cell table:formula="of:=[$Medium.F5]" office:value-type="float" office:value="728.622857142857" calcext:value-type="float">
            <text:p>728.623</text:p>
          </table:table-cell>
          <table:table-cell table:formula="of:=[$Medium.F6]" office:value-type="float" office:value="938.257142857143" calcext:value-type="float">
            <text:p>938.257</text:p>
          </table:table-cell>
          <table:table-cell table:formula="of:=[$Medium.F7]" office:value-type="float" office:value="328.634285714286" calcext:value-type="float">
            <text:p>328.634</text:p>
          </table:table-cell>
          <table:table-cell table:style-name="ce23" table:formula="of:=[$Medium.F8]" office:value-type="float" office:value="1164.73142857143" calcext:value-type="float">
            <text:p>1164.731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Low</text:p>
          </table:table-cell>
          <table:table-cell table:style-name="ce25" table:formula="of:=[$Low.F3]" office:value-type="float" office:value="114.874285714286" calcext:value-type="float">
            <text:p>114.874</text:p>
          </table:table-cell>
          <table:table-cell table:style-name="ce24" table:formula="of:=[$Low.F4]" office:value-type="float" office:value="192.342857142857" calcext:value-type="float">
            <text:p>192.343</text:p>
          </table:table-cell>
          <table:table-cell table:style-name="ce24" table:formula="of:=[$Low.F5]" office:value-type="float" office:value="390.685714285714" calcext:value-type="float">
            <text:p>390.686</text:p>
          </table:table-cell>
          <table:table-cell table:formula="of:=[$Low.F6]" office:value-type="float" office:value="426.594285714286" calcext:value-type="float">
            <text:p>426.594</text:p>
          </table:table-cell>
          <table:table-cell table:style-name="ce24" table:formula="of:=[$Low.F7]" office:value-type="float" office:value="205.114285714286" calcext:value-type="float">
            <text:p>205.114</text:p>
          </table:table-cell>
          <table:table-cell table:style-name="ce24" table:formula="of:=[$Low.F8]" office:value-type="float" office:value="580.628571428571" calcext:value-type="float">
            <text:p>580.629</text:p>
          </table:table-cell>
          <table:table-cell table:number-columns-repeated="6"/>
        </table:table-row>
        <table:table-row table:style-name="ro1">
          <table:table-cell table:style-name="ce28"/>
          <table:table-cell table:style-name="ce22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27"/>
          <table:table-cell table:number-columns-repeated="2"/>
          <table:table-cell table:style-name="ce23"/>
          <table:table-cell table:number-columns-repeated="8"/>
        </table:table-row>
        <table:table-row table:style-name="ro1">
          <table:table-cell/>
          <table:table-cell table:style-name="ce22" table:number-columns-repeated="4"/>
          <table:table-cell table:number-columns-repeated="8"/>
        </table:table-row>
        <table:table-row table:style-name="ro1">
          <table:table-cell table:style-name="ce27"/>
          <table:table-cell table:style-name="ce23"/>
          <table:table-cell table:number-columns-repeated="2"/>
          <table:table-cell table:style-name="ce23"/>
          <table:table-cell table:number-columns-repeated="8"/>
        </table:table-row>
        <table:table-row table:style-name="ro1">
          <table:table-cell table:style-name="ce27"/>
          <table:table-cell table:style-name="ce23"/>
          <table:table-cell table:style-name="ce25"/>
          <table:table-cell/>
          <table:table-cell table:style-name="ce23"/>
          <table:table-cell table:number-columns-repeated="5"/>
          <table:table-cell table:style-name="ce27"/>
          <table:table-cell table:style-name="ce22"/>
          <table:table-cell table:style-name="ce27"/>
        </table:table-row>
        <table:table-row table:style-name="ro1">
          <table:table-cell table:style-name="ce27"/>
          <table:table-cell table:style-name="ce25"/>
          <table:table-cell table:number-columns-repeated="2"/>
          <table:table-cell table:style-name="ce23"/>
          <table:table-cell table:style-name="ce25"/>
          <table:table-cell table:number-columns-repeated="4"/>
          <table:table-cell table:style-name="ce24" table:number-columns-repeated="3"/>
        </table:table-row>
        <table:table-row table:style-name="ro1">
          <table:table-cell table:style-name="ce27"/>
          <table:table-cell table:number-columns-repeated="3"/>
          <table:table-cell table:style-name="ce23"/>
          <table:table-cell table:number-columns-repeated="5"/>
          <table:table-cell table:style-name="ce24" table:number-columns-repeated="2"/>
          <table:table-cell table:style-name="ce25"/>
        </table:table-row>
        <table:table-row table:style-name="ro1">
          <table:table-cell table:number-columns-repeated="3"/>
          <table:table-cell table:style-name="ce25"/>
          <table:table-cell/>
          <table:table-cell table:style-name="Default"/>
          <table:table-cell table:style-name="ce22"/>
          <table:table-cell table:style-name="ce25"/>
          <table:table-cell table:style-name="ce24" table:number-columns-repeated="3"/>
          <table:table-cell table:style-name="ce23"/>
          <table:table-cell table:style-name="ce24"/>
        </table:table-row>
        <table:table-row table:style-name="ro1">
          <table:table-cell table:style-name="ce27"/>
          <table:table-cell table:number-columns-repeated="3"/>
          <table:table-cell table:style-name="ce23"/>
          <table:table-cell table:style-name="Default"/>
          <table:table-cell table:style-name="ce22"/>
          <table:table-cell table:style-name="ce24" table:number-columns-repeated="4"/>
          <table:table-cell table:style-name="ce23"/>
          <table:table-cell table:style-name="ce25"/>
        </table:table-row>
        <table:table-row table:style-name="ro1">
          <table:table-cell table:number-columns-repeated="2"/>
          <table:table-cell table:style-name="ce24"/>
          <table:table-cell/>
          <table:table-cell table:style-name="ce23"/>
          <table:table-cell table:style-name="Default"/>
          <table:table-cell table:style-name="ce24" table:number-columns-repeated="4"/>
          <table:table-cell table:style-name="ce25"/>
          <table:table-cell table:style-name="ce23"/>
          <table:table-cell/>
        </table:table-row>
        <table:table-row table:style-name="ro1">
          <table:table-cell table:style-name="ce27"/>
          <table:table-cell/>
          <table:table-cell table:style-name="ce25"/>
          <table:table-cell table:style-name="ce24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</table:table>
      <table:named-expressions/>
      <table:database-ranges>
        <table:database-range table:name="__Anonymous_Sheet_DB__0" table:target-range-address="R1.G1:R1.J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31:16.746026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6:13:32.558278086</meta:creation-date>
    <dc:date>2020-06-10T14:37:24.250755375</dc:date>
    <meta:editing-duration>PT18H39M5S</meta:editing-duration>
    <meta:editing-cycles>178</meta:editing-cycles>
    <meta:generator>LibreOffice/6.0.7.3$Linux_X86_64 LibreOffice_project/00m0$Build-3</meta:generator>
    <meta:document-statistic meta:table-count="6" meta:cell-count="268" meta:object-count="0"/>
  </office:meta>
</office:document-meta>
</file>